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tracked-changes>
        <text:changed-region text:id="ct471863568">
          <text:insertion>
            <office:change-info>
              <dc:creator>Ashok Hariharan</dc:creator>
              <dc:date>2010-05-06T18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>This is in section 1</text:p>
        <text:p text:style-name="Standard"/>
      </text:section>
      <text:p text:style-name="Standard"/>
      <text:section text:style-name="Sect1" text:name="Section2">
        <text:p text:style-name="Standard">This is in section 2</text:p>
      </text:section>
      <text:change-start text:change-id="ct471863568"/>
      <text:section text:style-name="Sect1" text:name="Section4">
        <text:p text:style-name="Standard">This is in section 2.1</text:p>
      </text:section>
      <text:change-end text:change-id="ct471863568"/>
      <text:section text:style-name="Sect1" text:name="Section3">
        <text:p text:style-name="Standard">this is in section 3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0-05-06T17:59:48</meta:creation-date>
    <dc:date>2010-05-06T18:04:13</dc:date>
    <dc:creator>Ashok Hariharan</dc:creator>
    <meta:editing-duration>PT00H02M45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4" meta:word-count="20" meta:character-count="82"/>
  </office:meta>
</office:document-meta>
</file>